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Roboto Mono', 'Courier New', Courier, monospace, Inter,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style:font-face style:name="arial\" svg:font-family="arial\" style:font-family-generic="swiss"/>
    <style:font-face style:name="quote-cjk-patch" svg:font-family="quote-cjk-patch, Inter, system-ui, apple-system, BlinkMacSystemFont, 'Segoe UI', Roboto, 'Noto Sans', Ubuntu, Cantarell, 'Helvetica Neue', Oxygen, 'Open Sans', sans-serif"/>
  </office:font-face-decls>
  <office:automatic-styles>
    <style:style style:name="Tabela4" style:family="table">
      <style:table-properties style:width="13.33cm" table:align="left"/>
    </style:style>
    <style:style style:name="Tabela4.A" style:family="table-column">
      <style:table-column-properties style:column-width="3.909cm"/>
    </style:style>
    <style:style style:name="Tabela4.B" style:family="table-column">
      <style:table-column-properties style:column-width="2.872cm"/>
    </style:style>
    <style:style style:name="Tabela4.C" style:family="table-column">
      <style:table-column-properties style:column-width="3.833cm"/>
    </style:style>
    <style:style style:name="Tabela4.D" style:family="table-column">
      <style:table-column-properties style:column-width="2.716cm"/>
    </style:style>
    <style:style style:name="Tabela4.A1" style:family="table-cell">
      <style:table-cell-properties style:vertical-align="middle" fo:padding-left="0cm" fo:padding-right="0cm" fo:padding-top="0cm" fo:padding-bottom="0.265cm" fo:border-left="none" fo:border-right="none" fo:border-top="none" fo:border-bottom="0.75pt solid #8b8b8b"/>
    </style:style>
    <style:style style:name="Tabela4.A2" style:family="table-cell">
      <style:table-cell-properties style:vertical-align="middle" fo:padding-left="0cm" fo:padding-right="0cm" fo:padding-top="0cm" fo:padding-bottom="0.265cm" fo:border-left="none" fo:border-right="none" fo:border-top="none" fo:border-bottom="0.75pt solid #525252"/>
    </style:style>
    <style:style style:name="P1" style:family="paragraph" style:parent-style-name="Heading_20_2">
      <style:paragraph-properties fo:margin-left="0cm" fo:margin-right="0cm" fo:line-height="100%" fo:text-align="justify" style:justify-single-word="false" fo:orphans="2" fo:widows="2" fo:text-indent="0cm" style:auto-text-indent="false"/>
    </style:style>
    <style:style style:name="P2" style:family="paragraph" style:parent-style-name="Text_20_body">
      <style:paragraph-properties fo:margin-left="0cm" fo:margin-right="0cm" fo:line-height="100%" fo:text-align="justify" style:justify-single-word="false" fo:orphans="2" fo:widows="2" fo:text-indent="0cm" style:auto-text-indent="false"/>
    </style:style>
    <style:style style:name="P3"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officeooo:rsid="00205fba" officeooo:paragraph-rsid="00205fba" fo:background-color="transparent"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officeooo:rsid="00848e15" officeooo:paragraph-rsid="00848e15" fo:background-color="transparent" style:font-size-asian="12pt" style:font-weight-asian="normal" style:font-size-complex="12pt" style:font-weight-complex="normal"/>
    </style:style>
    <style:style style:name="P5"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officeooo:rsid="008618d9" officeooo:paragraph-rsid="008618d9" fo:background-color="transparent"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officeooo:rsid="0087804d" officeooo:paragraph-rsid="0087804d" fo:background-color="transparent"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officeooo:rsid="0089797a" officeooo:paragraph-rsid="0089797a" fo:background-color="transparent" style:font-size-asian="12pt" style:font-weight-asian="normal" style:font-size-complex="12pt" style:font-weight-complex="normal"/>
    </style:style>
    <style:style style:name="P8" style:family="paragraph" style:parent-style-name="Heading_20_1">
      <style:paragraph-properties fo:text-align="justify" style:justify-single-word="false"/>
      <style:text-properties fo:font-variant="normal" fo:text-transform="none" style:use-window-font-color="true" loext:opacity="0%" style:font-name="arial" fo:font-size="12pt" fo:letter-spacing="normal" fo:font-style="normal" fo:font-weight="bold" officeooo:rsid="001445d8" officeooo:paragraph-rsid="0015ff85" fo:background-color="transparent" style:font-size-asian="12pt" style:font-weight-asian="bold" style:font-size-complex="12pt" style:font-weight-complex="bold"/>
    </style:style>
    <style:style style:name="P9" style:family="paragraph" style:parent-style-name="Heading_20_1">
      <style:paragraph-properties fo:text-align="justify" style:justify-single-word="false"/>
      <style:text-properties fo:font-variant="normal" fo:text-transform="none" fo:color="#c9211e" loext:opacity="100%" style:font-name="quote-cjk-patch" fo:font-size="20.25pt" fo:letter-spacing="normal" fo:font-style="normal" fo:font-weight="normal" officeooo:rsid="00205fba" officeooo:paragraph-rsid="00205fba" fo:background-color="transparent" style:font-size-asian="12pt" style:font-weight-asian="normal" style:font-size-complex="12pt" style:font-weight-complex="normal"/>
    </style:style>
    <style:style style:name="P10" style:family="paragraph" style:parent-style-name="Heading_20_2">
      <style:paragraph-properties fo:margin-left="0cm" fo:margin-right="0cm" fo:margin-top="0.476cm" fo:margin-bottom="0.344cm" style:contextual-spacing="false" fo:line-height="150%" fo:text-align="justify" style:justify-single-word="false" fo:orphans="2" fo:widows="2" fo:text-indent="0cm" style:auto-text-indent="false"/>
      <style:text-properties fo:font-variant="normal" fo:text-transform="none" fo:color="#c9211e" loext:opacity="100%" style:font-name="quote-cjk-patch" fo:font-size="16.5pt" fo:letter-spacing="normal" fo:font-style="normal" fo:font-weight="normal"/>
    </style:style>
    <style:style style:name="P11" style:family="paragraph" style:parent-style-name="Heading_20_2">
      <style:paragraph-properties fo:text-align="justify" style:justify-single-word="false"/>
      <style:text-properties fo:font-variant="normal" fo:text-transform="none" fo:color="#c9211e" loext:opacity="100%" style:font-name="quote-cjk-patch" fo:font-size="16.5pt" fo:letter-spacing="normal" fo:font-style="normal" fo:font-weight="normal" officeooo:rsid="00205fba" officeooo:paragraph-rsid="00205fba" fo:background-color="transparent" style:font-size-asian="12pt" style:font-weight-asian="normal" style:font-size-complex="12pt" style:font-weight-complex="normal"/>
    </style:style>
    <style:style style:name="P12" style:family="paragraph" style:parent-style-name="Heading_20_3">
      <style:paragraph-properties fo:margin-left="0cm" fo:margin-right="0cm" fo:margin-top="0.476cm" fo:margin-bottom="0.344cm" style:contextual-spacing="false" fo:line-height="150%" fo:text-align="justify" style:justify-single-word="false" fo:orphans="2" fo:widows="2" fo:text-indent="0cm" style:auto-text-indent="false"/>
      <style:text-properties fo:font-variant="normal" fo:text-transform="none" fo:color="#c9211e" loext:opacity="100%" style:font-name="quote-cjk-patch" fo:font-size="13.5pt" fo:letter-spacing="normal" fo:font-style="normal" fo:font-weight="normal"/>
    </style:style>
    <style:style style:name="P13" style:family="paragraph" style:parent-style-name="Text_20_body">
      <style:paragraph-properties fo:margin-left="0cm" fo:margin-right="0cm" fo:margin-top="0.344cm" fo:margin-bottom="0.344cm" style:contextual-spacing="false" style:line-height-at-least="0.741cm" fo:text-align="justify" style:justify-single-word="false" fo:orphans="2" fo:widows="2" fo:text-indent="0cm" style:auto-text-indent="false"/>
      <style:text-properties fo:font-variant="normal" fo:text-transform="none" fo:color="#c9211e" loext:opacity="100%" style:font-name="quote-cjk-patch" fo:font-size="12pt" fo:letter-spacing="normal" fo:font-style="normal" fo:font-weight="normal"/>
    </style:style>
    <style:style style:name="P14" style:family="paragraph" style:parent-style-name="Text_20_body">
      <style:paragraph-properties fo:margin-left="0cm" fo:margin-right="0cm" fo:margin-top="0.344cm" fo:margin-bottom="0cm" style:contextual-spacing="false" style:line-height-at-least="0.741cm" fo:text-align="justify" style:justify-single-word="false" fo:orphans="2" fo:widows="2" fo:text-indent="0cm" style:auto-text-indent="false"/>
      <style:text-properties fo:font-variant="normal" fo:text-transform="none" fo:color="#c9211e" loext:opacity="100%" style:font-name="quote-cjk-patch" fo:font-size="12pt" fo:letter-spacing="normal" fo:font-style="normal" fo:font-weight="normal"/>
    </style:style>
    <style:style style:name="P15" style:family="paragraph" style:parent-style-name="Text_20_body">
      <style:paragraph-properties fo:text-align="justify" style:justify-single-word="false"/>
      <style:text-properties fo:font-variant="normal" fo:text-transform="none" fo:color="#c9211e" loext:opacity="100%" style:font-name="arial" fo:font-size="12pt" fo:letter-spacing="normal" fo:font-style="normal" fo:font-weight="normal" officeooo:rsid="0087804d" officeooo:paragraph-rsid="0087804d" fo:background-color="transparent"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fo:font-variant="normal" fo:text-transform="none" fo:color="#c9211e" loext:opacity="100%" style:font-name="arial" fo:font-size="12pt" fo:letter-spacing="normal" fo:font-style="normal" fo:font-weight="normal" officeooo:rsid="00205fba" officeooo:paragraph-rsid="00205fba" fo:background-color="transparent" style:font-size-asian="12pt" style:font-weight-asian="normal" style:font-size-complex="12pt" style:font-weight-complex="normal"/>
    </style:style>
    <style:style style:name="P17" style:family="paragraph" style:parent-style-name="Heading_20_1">
      <style:paragraph-properties fo:text-align="justify" style:justify-single-word="false"/>
      <style:text-properties fo:font-variant="normal" fo:text-transform="none" fo:color="#224b12" loext:opacity="100%" style:font-name="quote-cjk-patch" fo:font-size="20.25pt" fo:letter-spacing="normal" fo:font-style="normal" fo:font-weight="normal" officeooo:rsid="00205fba" officeooo:paragraph-rsid="00205fba" fo:background-color="transparent" style:font-size-asian="12pt" style:font-weight-asian="normal" style:font-size-complex="12pt" style:font-weight-complex="normal"/>
    </style:style>
    <style:style style:name="P18" style:family="paragraph" style:parent-style-name="Heading_20_2">
      <style:paragraph-properties fo:margin-left="0cm" fo:margin-right="0cm" fo:margin-top="0.476cm" fo:margin-bottom="0.344cm" style:contextual-spacing="false" fo:line-height="150%" fo:text-align="justify" style:justify-single-word="false" fo:orphans="2" fo:widows="2" fo:text-indent="0cm" style:auto-text-indent="false"/>
      <style:text-properties fo:font-variant="normal" fo:text-transform="none" fo:color="#224b12" loext:opacity="100%" style:font-name="quote-cjk-patch" fo:font-size="16.5pt" fo:letter-spacing="normal" fo:font-style="normal" fo:font-weight="normal" fo:background-color="transparent"/>
    </style:style>
    <style:style style:name="P19" style:family="paragraph" style:parent-style-name="Heading_20_3">
      <style:paragraph-properties fo:margin-left="0cm" fo:margin-right="0cm" fo:margin-top="0.476cm" fo:margin-bottom="0.344cm" style:contextual-spacing="false" fo:line-height="150%" fo:text-align="justify" style:justify-single-word="false" fo:orphans="2" fo:widows="2" fo:text-indent="0cm" style:auto-text-indent="false"/>
      <style:text-properties fo:font-variant="normal" fo:text-transform="none" fo:color="#224b12" loext:opacity="100%" style:font-name="quote-cjk-patch" fo:font-size="13.5pt" fo:letter-spacing="normal" fo:font-style="normal" fo:font-weight="normal" fo:background-color="transparent"/>
    </style:style>
    <style:style style:name="P20" style:family="paragraph" style:parent-style-name="Text_20_body">
      <style:paragraph-properties fo:margin-left="0cm" fo:margin-right="0cm" fo:margin-top="0.344cm" fo:margin-bottom="0.344cm" style:contextual-spacing="false" style:line-height-at-least="0.741cm" fo:text-align="justify" style:justify-single-word="false" fo:orphans="2" fo:widows="2" fo:text-indent="0cm" style:auto-text-indent="false"/>
      <style:text-properties fo:font-variant="normal" fo:text-transform="none" fo:color="#224b12" loext:opacity="100%" style:font-name="quote-cjk-patch" fo:font-size="12pt" fo:letter-spacing="normal" fo:font-style="normal" fo:font-weight="normal" fo:background-color="transparent"/>
    </style:style>
    <style:style style:name="P21" style:family="paragraph" style:parent-style-name="Text_20_body">
      <style:paragraph-properties fo:margin-left="0cm" fo:margin-right="0cm" fo:margin-top="0.344cm" fo:margin-bottom="0cm" style:contextual-spacing="false" style:line-height-at-least="0.741cm" fo:text-align="justify" style:justify-single-word="false" fo:orphans="2" fo:widows="2" fo:text-indent="0cm" style:auto-text-indent="false"/>
      <style:text-properties fo:font-variant="normal" fo:text-transform="none" fo:color="#224b12" loext:opacity="100%" style:font-name="quote-cjk-patch" fo:font-size="12pt" fo:letter-spacing="normal" fo:font-style="normal" fo:font-weight="normal" fo:background-color="transparent"/>
    </style:style>
    <style:style style:name="P22" style:family="paragraph" style:parent-style-name="Text_20_body">
      <style:paragraph-properties fo:text-align="justify" style:justify-single-word="false"/>
      <style:text-properties fo:font-variant="normal" fo:text-transform="none" fo:color="#224b12" loext:opacity="100%" style:font-name="arial" fo:font-size="12pt" fo:letter-spacing="normal" fo:font-style="normal" fo:font-weight="normal" officeooo:rsid="00205fba" officeooo:paragraph-rsid="00205fba" fo:background-color="transparent" style:font-size-asian="12pt" style:font-weight-asian="normal" style:font-size-complex="12pt" style:font-weight-complex="normal"/>
    </style:style>
    <style:style style:name="P23" style:family="paragraph" style:parent-style-name="Heading_20_4">
      <style:paragraph-properties fo:margin-left="0.423cm" fo:margin-right="0cm" fo:text-align="justify" style:justify-single-word="false" fo:orphans="2" fo:widows="2" fo:text-indent="0cm" style:auto-text-indent="false"/>
      <style:text-properties officeooo:paragraph-rsid="00561ba6"/>
    </style:style>
    <style:style style:name="P24" style:family="paragraph" style:parent-style-name="Text_20_body">
      <style:paragraph-properties fo:margin-left="0.318cm" fo:margin-right="0cm" fo:text-align="justify" style:justify-single-word="false" fo:orphans="2" fo:widows="2" fo:text-indent="0cm" style:auto-text-indent="false"/>
      <style:text-properties officeooo:paragraph-rsid="005b7be6"/>
    </style:style>
    <style:style style:name="P25" style:family="paragraph" style:parent-style-name="Text_20_body">
      <style:paragraph-properties fo:text-align="justify" style:justify-single-word="false"/>
      <style:text-properties style:use-window-font-color="true" loext:opacity="0%" style:font-name="arial" fo:font-size="12pt" officeooo:paragraph-rsid="0052782b" fo:background-color="transparent" style:font-size-asian="12pt" style:font-size-complex="12pt"/>
    </style:style>
    <style:style style:name="P26" style:family="paragraph" style:parent-style-name="Text_20_body">
      <style:paragraph-properties fo:text-align="justify" style:justify-single-word="false"/>
      <style:text-properties style:use-window-font-color="true" loext:opacity="0%" style:font-name="arial" fo:font-size="12pt" officeooo:rsid="00205fba" officeooo:paragraph-rsid="00205fba" fo:background-color="transparent" style:font-size-asian="12pt" style:font-size-complex="12pt"/>
    </style:style>
    <style:style style:name="P27" style:family="paragraph" style:parent-style-name="Preformatted_20_Text">
      <style:paragraph-properties fo:margin-left="0cm" fo:margin-right="0cm" fo:margin-top="0cm" fo:margin-bottom="0cm" style:contextual-spacing="false" fo:text-align="justify" style:justify-single-word="false" fo:text-indent="0cm" style:auto-text-indent="false" fo:padding="0cm" fo:border="none"/>
      <style:text-properties fo:color="#c9211e" loext:opacity="100%" style:font-name="Menlo"/>
    </style:style>
    <style:style style:name="P28" style:family="paragraph" style:parent-style-name="Preformatted_20_Text">
      <style:paragraph-properties fo:margin-top="0cm" fo:margin-bottom="0cm" style:contextual-spacing="false" fo:text-align="justify" style:justify-single-word="false" fo:padding="0cm" fo:border="none"/>
      <style:text-properties fo:color="#c9211e" loext:opacity="100%" style:font-name="Menlo"/>
    </style:style>
    <style:style style:name="P29" style:family="paragraph" style:parent-style-name="Text_20_body">
      <style:paragraph-properties fo:margin-left="0.212cm" fo:margin-right="0cm" fo:margin-top="0cm" fo:margin-bottom="0cm" style:contextual-spacing="false" style:line-height-at-least="0.476cm" fo:text-align="justify" style:justify-single-word="false" fo:text-indent="0cm" style:auto-text-indent="false"/>
      <style:text-properties fo:color="#c9211e" loext:opacity="100%" fo:font-size="9pt" fo:background-color="#292a2d" loext:padding="0cm" loext:border="none"/>
    </style:style>
    <style:style style:name="P30" style:family="paragraph" style:parent-style-name="Text_20_body">
      <style:paragraph-properties fo:margin-left="0cm" fo:margin-right="0.106cm" fo:margin-top="0cm" fo:margin-bottom="0cm" style:contextual-spacing="false" style:line-height-at-least="0.318cm" fo:text-align="justify" style:justify-single-word="false" fo:text-indent="0cm" style:auto-text-indent="false"/>
      <style:text-properties fo:color="#c9211e" loext:opacity="100%" fo:font-size="9pt" fo:background-color="#292a2d" loext:padding="0cm" loext:border="none"/>
    </style:style>
    <style:style style:name="P31" style:family="paragraph" style:parent-style-name="Text_20_body">
      <style:paragraph-properties fo:margin-left="0cm" fo:margin-right="0.106cm" style:line-height-at-least="0.318cm" fo:text-align="justify" style:justify-single-word="false" fo:text-indent="0cm" style:auto-text-indent="false"/>
      <style:text-properties fo:color="#c9211e" loext:opacity="100%" fo:font-size="9pt" fo:background-color="#292a2d" loext:padding="0cm" loext:border="none"/>
    </style:style>
    <style:style style:name="P32" style:family="paragraph" style:parent-style-name="Table_20_Contents">
      <style:paragraph-properties fo:line-height="172%" fo:text-align="justify" style:justify-single-word="false"/>
      <style:text-properties fo:color="#224b12" loext:opacity="100%" fo:background-color="transparent"/>
    </style:style>
    <style:style style:name="P33" style:family="paragraph" style:parent-style-name="Preformatted_20_Text">
      <style:paragraph-properties fo:margin-left="0cm" fo:margin-right="0cm" fo:margin-top="0cm" fo:margin-bottom="0cm" style:contextual-spacing="false" fo:text-align="justify" style:justify-single-word="false" fo:text-indent="0cm" style:auto-text-indent="false" fo:padding="0cm" fo:border="none"/>
      <style:text-properties fo:color="#224b12" loext:opacity="100%" style:font-name="Menlo" fo:background-color="transparent"/>
    </style:style>
    <style:style style:name="P34" style:family="paragraph" style:parent-style-name="Preformatted_20_Text">
      <style:paragraph-properties fo:margin-top="0cm" fo:margin-bottom="0cm" style:contextual-spacing="false" fo:text-align="justify" style:justify-single-word="false" fo:padding="0cm" fo:border="none"/>
      <style:text-properties fo:color="#224b12" loext:opacity="100%" style:font-name="Menlo" fo:background-color="transparent"/>
    </style:style>
    <style:style style:name="P35" style:family="paragraph" style:parent-style-name="Table_20_Contents">
      <style:paragraph-properties fo:line-height="172%" fo:text-align="justify" style:justify-single-word="false"/>
      <style:text-properties fo:color="#224b12" loext:opacity="100%" fo:font-size="11.25pt" fo:background-color="transparent"/>
    </style:style>
    <style:style style:name="P36" style:family="paragraph" style:parent-style-name="Table_20_Heading">
      <style:paragraph-properties fo:line-height="172%" fo:text-align="justify" style:justify-single-word="false"/>
      <style:text-properties fo:color="#224b12" loext:opacity="100%" fo:font-size="11.25pt" fo:font-weight="bold" fo:background-color="transparent"/>
    </style:style>
    <style:style style:name="P37" style:family="paragraph" style:parent-style-name="Text_20_body">
      <style:paragraph-properties fo:margin-left="0cm" fo:margin-right="0.106cm" fo:margin-top="0cm" fo:margin-bottom="0cm" style:contextual-spacing="false" style:line-height-at-least="0.318cm" fo:text-align="justify" style:justify-single-word="false" fo:text-indent="0cm" style:auto-text-indent="false"/>
      <style:text-properties fo:color="#224b12" loext:opacity="100%" fo:font-size="9pt" fo:background-color="transparent" loext:padding="0cm" loext:border="none"/>
    </style:style>
    <style:style style:name="P38" style:family="paragraph" style:parent-style-name="Text_20_body">
      <style:paragraph-properties fo:margin-left="0cm" fo:margin-right="0.106cm" style:line-height-at-least="0.318cm" fo:text-align="justify" style:justify-single-word="false" fo:text-indent="0cm" style:auto-text-indent="false"/>
      <style:text-properties fo:color="#224b12" loext:opacity="100%" fo:font-size="9pt" fo:background-color="transparent" loext:padding="0cm" loext:border="none"/>
    </style:style>
    <style:style style:name="P39" style:family="paragraph" style:parent-style-name="Text_20_body">
      <style:paragraph-properties fo:margin-left="0cm" fo:margin-right="0cm" fo:margin-top="0.344cm" fo:margin-bottom="0.344cm" style:contextual-spacing="false" style:line-height-at-least="0.741cm" fo:text-align="justify" style:justify-single-word="false" fo:orphans="2" fo:widows="2" fo:text-indent="0cm" style:auto-text-indent="false"/>
    </style:style>
    <style:style style:name="P40" style:family="paragraph" style:parent-style-name="Preformatted_20_Text" style:list-style-name="L7">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24b12" loext:opacity="100%" style:font-name="Menlo" fo:font-size="12pt" fo:letter-spacing="normal" fo:font-style="normal" fo:font-weight="normal" fo:background-color="transparent"/>
    </style:style>
    <style:style style:name="P41" style:family="paragraph" style:parent-style-name="Preformatted_20_Text" style:list-style-name="L7">
      <style:paragraph-properties fo:margin-top="0cm" fo:margin-bottom="0cm" style:contextual-spacing="false" fo:text-align="justify" style:justify-single-word="false" fo:orphans="2" fo:widows="2" fo:padding="0cm" fo:border="none"/>
      <style:text-properties fo:font-variant="normal" fo:text-transform="none" fo:color="#224b12" loext:opacity="100%" style:font-name="Menlo" fo:font-size="12pt" fo:letter-spacing="normal" fo:font-style="normal" fo:font-weight="normal" fo:background-color="transparent"/>
    </style:style>
    <style:style style:name="P42" style:family="paragraph" style:parent-style-name="Preformatted_20_Text" style:list-style-name="L10">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24b12" loext:opacity="100%" style:font-name="Menlo" fo:font-size="12pt" fo:letter-spacing="normal" fo:font-style="normal" fo:font-weight="normal" fo:background-color="transparent"/>
    </style:style>
    <style:style style:name="P43" style:family="paragraph" style:parent-style-name="Preformatted_20_Text" style:list-style-name="L10">
      <style:paragraph-properties fo:margin-top="0cm" fo:margin-bottom="0cm" style:contextual-spacing="false" fo:text-align="justify" style:justify-single-word="false" fo:orphans="2" fo:widows="2" fo:padding="0cm" fo:border="none"/>
      <style:text-properties fo:font-variant="normal" fo:text-transform="none" fo:color="#224b12" loext:opacity="100%" style:font-name="Menlo" fo:font-size="12pt" fo:letter-spacing="normal" fo:font-style="normal" fo:font-weight="normal" fo:background-color="transparent"/>
    </style:style>
    <style:style style:name="P44" style:family="paragraph" style:parent-style-name="Preformatted_20_Text" style:list-style-name="L13">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24b12" loext:opacity="100%" style:font-name="Menlo" fo:font-size="12pt" fo:letter-spacing="normal" fo:font-style="normal" fo:font-weight="normal" fo:background-color="transparent"/>
    </style:style>
    <style:style style:name="P45" style:family="paragraph" style:parent-style-name="Preformatted_20_Text" style:list-style-name="L13">
      <style:paragraph-properties fo:margin-top="0cm" fo:margin-bottom="0cm" style:contextual-spacing="false" fo:text-align="justify" style:justify-single-word="false" fo:orphans="2" fo:widows="2" fo:padding="0cm" fo:border="none"/>
      <style:text-properties fo:font-variant="normal" fo:text-transform="none" fo:color="#224b12" loext:opacity="100%" style:font-name="Menlo" fo:font-size="12pt" fo:letter-spacing="normal" fo:font-style="normal" fo:font-weight="normal" fo:background-color="transparent"/>
    </style:style>
    <style:style style:name="P46" style:family="paragraph" style:parent-style-name="Preformatted_20_Text" style:list-style-name="L13">
      <style:paragraph-properties fo:margin-top="0cm" fo:margin-bottom="0cm" style:contextual-spacing="false" fo:text-align="justify" style:justify-single-word="false" fo:orphans="2" fo:widows="2" fo:padding="0cm" fo:border="none"/>
      <style:text-properties fo:font-variant="normal" fo:text-transform="none" fo:color="#224b12" loext:opacity="100%" fo:letter-spacing="normal" fo:background-color="transparent"/>
    </style:style>
    <style:style style:name="P47" style:family="paragraph" style:parent-style-name="Preformatted_20_Text" style:list-style-name="L10">
      <style:paragraph-properties fo:margin-top="0cm" fo:margin-bottom="0cm" style:contextual-spacing="false" fo:text-align="justify" style:justify-single-word="false" fo:orphans="2" fo:widows="2" fo:padding="0cm" fo:border="none"/>
      <style:text-properties fo:color="#224b12" loext:opacity="100%" fo:background-color="transparent"/>
    </style:style>
    <style:style style:name="P48" style:family="paragraph" style:parent-style-name="Preformatted_20_Text" style:list-style-name="L13">
      <style:paragraph-properties fo:margin-top="0cm" fo:margin-bottom="0cm" style:contextual-spacing="false" fo:text-align="justify" style:justify-single-word="false" fo:orphans="2" fo:widows="2" fo:padding="0cm" fo:border="none"/>
      <style:text-properties fo:color="#224b12" loext:opacity="100%" fo:background-color="transparent"/>
    </style:style>
    <style:style style:name="P49" style:family="paragraph" style:parent-style-name="Text_20_body" style:list-style-name="L1">
      <style:paragraph-properties fo:text-align="justify" style:justify-single-word="false"/>
      <style:text-properties fo:font-variant="normal" fo:text-transform="none" style:use-window-font-color="true" loext:opacity="0%" style:font-name="arial" fo:font-size="12pt" fo:letter-spacing="normal" fo:font-style="normal" fo:font-weight="normal" officeooo:rsid="008618d9" officeooo:paragraph-rsid="008618d9" fo:background-color="transparent" style:font-size-asian="12pt" style:font-weight-asian="normal" style:font-size-complex="12pt" style:font-weight-complex="normal"/>
    </style:style>
    <style:style style:name="P50" style:family="paragraph" style:parent-style-name="Text_20_body" style:list-style-name="L21">
      <style:paragraph-properties fo:margin-top="0cm" fo:margin-bottom="0cm" style:contextual-spacing="false" fo:text-align="justify" style:justify-single-word="false" fo:orphans="2" fo:widows="2"/>
      <style:text-properties fo:font-variant="normal" fo:text-transform="none" style:use-window-font-color="true" loext:opacity="0%" style:font-name="arial" fo:font-size="12pt" fo:letter-spacing="normal" fo:font-style="normal" fo:font-weight="normal" fo:background-color="transparent" style:font-size-asian="12pt" style:font-size-complex="12pt"/>
    </style:style>
    <style:style style:name="P51"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officeooo:rsid="005fbfd3" officeooo:paragraph-rsid="00205fba" fo:background-color="transparent" style:font-size-asian="12pt" style:font-weight-asian="bold" style:font-size-complex="12pt" style:font-weight-complex="bold"/>
    </style:style>
    <style:style style:name="P52" style:family="paragraph" style:parent-style-name="Text_20_body">
      <loext:graphic-properties draw:fill-gradient-name="gradient" draw:fill-hatch-name="hatch"/>
      <style:paragraph-properties fo:margin-left="0cm" fo:margin-right="0cm" fo:margin-top="0cm" fo:margin-bottom="0cm" style:contextual-spacing="false" fo:line-height="115%" fo:text-align="justify" style:justify-single-word="false" fo:orphans="2" fo:widows="2" fo:text-indent="0cm" style:auto-text-indent="false"/>
      <style:text-properties fo:font-variant="normal" fo:text-transform="none" style:use-window-font-color="true" loext:opacity="0%" style:font-name="arial" fo:font-size="8pt" fo:letter-spacing="normal" fo:font-style="normal" fo:font-weight="normal" officeooo:paragraph-rsid="005a2830" fo:background-color="transparent" style:font-size-asian="8pt" style:font-weight-asian="normal" style:font-size-complex="8pt" style:font-weight-complex="normal"/>
    </style:style>
    <style:style style:name="P53" style:family="paragraph" style:parent-style-name="Text_20_body" style:list-style-name="L6">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text-properties fo:font-variant="normal" fo:text-transform="none" fo:color="#c9211e" loext:opacity="100%" style:font-name="quote-cjk-patch" fo:font-size="12pt" fo:letter-spacing="normal" fo:font-style="normal" fo:font-weight="normal"/>
    </style:style>
    <style:style style:name="P54" style:family="paragraph" style:parent-style-name="Text_20_body" style:list-style-name="L7">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55" style:family="paragraph" style:parent-style-name="Text_20_body" style:list-style-name="L7">
      <style:paragraph-properties fo:margin-left="0cm" fo:margin-right="0cm" fo:margin-top="0cm" fo:margin-bottom="0.106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56" style:family="paragraph" style:parent-style-name="Text_20_body" style:list-style-name="L9">
      <style:paragraph-properties fo:margin-left="0cm" fo:margin-right="0cm" fo:margin-top="0cm" fo:margin-bottom="0.106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57" style:family="paragraph" style:parent-style-name="Text_20_body" style:list-style-name="L9">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58" style:family="paragraph" style:parent-style-name="Text_20_body" style:list-style-name="L10">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59" style:family="paragraph" style:parent-style-name="Text_20_body" style:list-style-name="L10">
      <style:paragraph-properties fo:margin-left="0cm" fo:margin-right="0cm" fo:margin-top="0cm" fo:margin-bottom="0.106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60" style:family="paragraph" style:parent-style-name="Text_20_body" style:list-style-name="L12">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61" style:family="paragraph" style:parent-style-name="Text_20_body" style:list-style-name="L13">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62" style:family="paragraph" style:parent-style-name="Text_20_body" style:list-style-name="L13">
      <style:paragraph-properties fo:margin-left="0cm" fo:margin-right="0cm" fo:margin-top="0cm" fo:margin-bottom="0.106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63" style:family="paragraph" style:parent-style-name="Text_20_body" style:list-style-name="L14">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64" style:family="paragraph" style:parent-style-name="Text_20_body" style:list-style-name="L15">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text-properties fo:font-variant="normal" fo:text-transform="none" fo:color="#224b12" loext:opacity="100%" style:font-name="quote-cjk-patch" fo:font-size="12pt" fo:letter-spacing="normal" fo:font-style="normal" fo:font-weight="normal" fo:background-color="transparent"/>
    </style:style>
    <style:style style:name="P65" style:family="paragraph" style:parent-style-name="Text_20_body" style:list-style-name="L7">
      <style:paragraph-properties fo:margin-left="0.212cm" fo:margin-right="0cm" fo:margin-top="0.106cm" fo:margin-bottom="0.247cm" style:contextual-spacing="false" style:line-height-at-least="0.476cm" fo:text-align="justify" style:justify-single-word="false" fo:orphans="2" fo:widows="2" fo:text-indent="0cm" style:auto-text-indent="false" fo:padding="0cm" fo:border="none"/>
      <style:text-properties fo:font-variant="normal" fo:text-transform="none" fo:color="#224b12" loext:opacity="100%" style:font-name="quote-cjk-patch" fo:font-size="9pt" fo:letter-spacing="normal" fo:font-style="normal" fo:font-weight="normal" fo:background-color="transparent" loext:padding="0cm" loext:border="none"/>
    </style:style>
    <style:style style:name="P66" style:family="paragraph" style:parent-style-name="Text_20_body" style:list-style-name="L10">
      <style:paragraph-properties fo:margin-left="0.212cm" fo:margin-right="0cm" fo:margin-top="0.106cm" fo:margin-bottom="0.247cm" style:contextual-spacing="false" style:line-height-at-least="0.476cm" fo:text-align="justify" style:justify-single-word="false" fo:orphans="2" fo:widows="2" fo:text-indent="0cm" style:auto-text-indent="false" fo:padding="0cm" fo:border="none"/>
      <style:text-properties fo:font-variant="normal" fo:text-transform="none" fo:color="#224b12" loext:opacity="100%" style:font-name="quote-cjk-patch" fo:font-size="9pt" fo:letter-spacing="normal" fo:font-style="normal" fo:font-weight="normal" fo:background-color="transparent" loext:padding="0cm" loext:border="none"/>
    </style:style>
    <style:style style:name="P67" style:family="paragraph" style:parent-style-name="Text_20_body" style:list-style-name="L13">
      <style:paragraph-properties fo:margin-left="0.212cm" fo:margin-right="0cm" fo:margin-top="0.106cm" fo:margin-bottom="0.247cm" style:contextual-spacing="false" style:line-height-at-least="0.476cm" fo:text-align="justify" style:justify-single-word="false" fo:orphans="2" fo:widows="2" fo:text-indent="0cm" style:auto-text-indent="false" fo:padding="0cm" fo:border="none"/>
      <style:text-properties fo:font-variant="normal" fo:text-transform="none" fo:color="#224b12" loext:opacity="100%" style:font-name="quote-cjk-patch" fo:font-size="9pt" fo:letter-spacing="normal" fo:font-style="normal" fo:font-weight="normal" fo:background-color="transparent" loext:padding="0cm" loext:border="none"/>
    </style:style>
    <style:style style:name="P68" style:family="paragraph" style:parent-style-name="Text_20_body" style:list-style-name="L7">
      <style:paragraph-properties fo:margin-left="0cm" fo:margin-right="0.106cm" fo:margin-top="0.106cm" fo:margin-bottom="0.247cm" style:contextual-spacing="false" style:line-height-at-least="0.318cm" fo:text-align="justify" style:justify-single-word="false" fo:orphans="2" fo:widows="2" fo:text-indent="0cm" style:auto-text-indent="false" fo:padding="0cm" fo:border="none"/>
      <style:text-properties fo:font-variant="normal" fo:text-transform="none" fo:color="#224b12" loext:opacity="100%" style:font-name="quote-cjk-patch" fo:font-size="9pt" fo:letter-spacing="normal" fo:font-style="normal" fo:font-weight="normal" fo:background-color="transparent" loext:padding="0cm" loext:border="none"/>
    </style:style>
    <style:style style:name="P69" style:family="paragraph" style:parent-style-name="Text_20_body" style:list-style-name="L10">
      <style:paragraph-properties fo:margin-left="0cm" fo:margin-right="0.106cm" fo:margin-top="0.106cm" fo:margin-bottom="0.247cm" style:contextual-spacing="false" style:line-height-at-least="0.318cm" fo:text-align="justify" style:justify-single-word="false" fo:orphans="2" fo:widows="2" fo:text-indent="0cm" style:auto-text-indent="false" fo:padding="0cm" fo:border="none"/>
      <style:text-properties fo:font-variant="normal" fo:text-transform="none" fo:color="#224b12" loext:opacity="100%" style:font-name="quote-cjk-patch" fo:font-size="9pt" fo:letter-spacing="normal" fo:font-style="normal" fo:font-weight="normal" fo:background-color="transparent" loext:padding="0cm" loext:border="none"/>
    </style:style>
    <style:style style:name="P70" style:family="paragraph" style:parent-style-name="Text_20_body" style:list-style-name="L13">
      <style:paragraph-properties fo:margin-left="0cm" fo:margin-right="0.106cm" fo:margin-top="0.106cm" fo:margin-bottom="0.247cm" style:contextual-spacing="false" style:line-height-at-least="0.318cm" fo:text-align="justify" style:justify-single-word="false" fo:orphans="2" fo:widows="2" fo:text-indent="0cm" style:auto-text-indent="false" fo:padding="0cm" fo:border="none"/>
      <style:text-properties fo:font-variant="normal" fo:text-transform="none" fo:color="#224b12" loext:opacity="100%" style:font-name="quote-cjk-patch" fo:font-size="9pt" fo:letter-spacing="normal" fo:font-style="normal" fo:font-weight="normal" fo:background-color="transparent" loext:padding="0cm" loext:border="none"/>
    </style:style>
    <style:style style:name="P71" style:family="paragraph" style:parent-style-name="Text_20_body" style:list-style-name="L2">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72" style:family="paragraph" style:parent-style-name="Text_20_body" style:list-style-name="L3">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73" style:family="paragraph" style:parent-style-name="Text_20_body" style:list-style-name="L4">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74" style:family="paragraph" style:parent-style-name="Text_20_body" style:list-style-name="L5">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75" style:family="paragraph" style:parent-style-name="Text_20_body" style:list-style-name="L8">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76" style:family="paragraph" style:parent-style-name="Text_20_body" style:list-style-name="L11">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77" style:family="paragraph" style:parent-style-name="Text_20_body" style:list-style-name="L14">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78" style:family="paragraph" style:parent-style-name="Text_20_body" style:list-style-name="L16">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79" style:family="paragraph" style:parent-style-name="Text_20_body" style:list-style-name="L17">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80" style:family="paragraph" style:parent-style-name="Text_20_body" style:list-style-name="L18">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81" style:family="paragraph" style:parent-style-name="Text_20_body" style:list-style-name="L19">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82" style:family="paragraph" style:parent-style-name="Text_20_body" style:list-style-name="L20">
      <style:paragraph-properties fo:margin-left="0cm" fo:margin-right="0cm" fo:margin-top="0cm" fo:margin-bottom="0cm" style:contextual-spacing="false" style:line-height-at-least="0.741cm" fo:text-align="justify" style:justify-single-word="false" fo:orphans="2" fo:widows="2" fo:text-indent="0cm" style:auto-text-indent="false" fo:padding="0cm" fo:border="none"/>
    </style:style>
    <style:style style:name="P83" style:family="paragraph" style:parent-style-name="Text_20_body" style:list-style-name="L21">
      <style:paragraph-properties fo:margin-top="0cm" fo:margin-bottom="0cm" style:contextual-spacing="false" fo:text-align="justify" style:justify-single-word="false" fo:orphans="2" fo:widows="2"/>
    </style:style>
    <style:style style:name="P84" style:family="paragraph" style:parent-style-name="Text_20_body" style:list-style-name="L21">
      <style:paragraph-properties fo:text-align="justify" style:justify-single-word="false" fo:orphans="2" fo:widows="2"/>
    </style:style>
    <style:style style:name="P85" style:family="paragraph" style:parent-style-name="Text_20_body" style:list-style-name="L23"/>
    <style:style style:name="P86" style:family="paragraph" style:parent-style-name="Text_20_body" style:list-style-name="L24"/>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7"/>
    <style:style style:name="P90" style:family="paragraph" style:parent-style-name="Text_20_body" style:list-style-name="L28"/>
    <style:style style:name="P91" style:family="paragraph" style:parent-style-name="Text_20_body" style:list-style-name="L29"/>
    <style:style style:name="P92" style:family="paragraph" style:parent-style-name="Text_20_body" style:list-style-name="L30"/>
    <style:style style:name="T1" style:family="text">
      <style:text-properties fo:font-variant="normal" fo:text-transform="none" style:use-window-font-color="true" loext:opacity="0%" style:font-name="arial" fo:font-size="12pt" fo:letter-spacing="normal" fo:font-style="normal" fo:font-weight="normal" fo:background-color="transparent" loext:char-shading-value="0" style:font-size-asian="12pt" style:font-size-complex="12pt"/>
    </style:style>
    <style:style style:name="T2" style:family="text">
      <style:text-properties fo:font-variant="normal" fo:text-transform="none" style:use-window-font-color="true" loext:opacity="0%" style:font-name="arial" fo:font-size="12pt" fo:letter-spacing="normal" fo:font-style="normal" fo:font-weight="normal" fo:background-color="transparent" loext:char-shading-value="0" style:font-size-asian="12pt" style:font-size-complex="12pt" loext:padding="0cm" loext:border="none"/>
    </style:style>
    <style:style style:name="T3" style:family="text">
      <style:text-properties fo:font-variant="normal" fo:text-transform="none" style:use-window-font-color="true" loext:opacity="0%" style:font-name="arial" fo:font-size="12pt" fo:letter-spacing="normal" fo:font-style="normal" fo:font-weight="normal" officeooo:rsid="0053b48e" fo:background-color="transparent" loext:char-shading-value="0" style:font-size-asian="12pt" style:font-size-complex="12pt"/>
    </style:style>
    <style:style style:name="T4" style:family="text">
      <style:text-properties fo:font-variant="normal" fo:text-transform="none" style:use-window-font-color="true" loext:opacity="0%" style:font-name="arial" fo:font-size="12pt" fo:letter-spacing="normal" fo:font-style="normal" fo:font-weight="normal" fo:background-color="transparent" loext:char-shading-value="0" style:font-size-asian="12pt" style:font-weight-asian="normal" style:font-size-complex="12pt" style:font-weight-complex="normal"/>
    </style:style>
    <style:style style:name="T5" style:family="text">
      <style:text-properties fo:font-variant="normal" fo:text-transform="none" style:use-window-font-color="true" loext:opacity="0%" style:font-name="arial" fo:font-size="12pt" fo:letter-spacing="normal" fo:font-style="normal" fo:font-weight="bold" fo:background-color="transparent" loext:char-shading-value="0" style:font-size-asian="12pt" style:font-weight-asian="bold" style:font-size-complex="12pt" style:font-weight-complex="bold"/>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style:font-weight-asian="normal" style:font-weight-complex="normal"/>
    </style:style>
    <style:style style:name="T8" style:family="text">
      <style:text-properties fo:font-variant="normal" fo:text-transform="none" fo:letter-spacing="normal" fo:font-style="normal" fo:font-weight="bold" style:font-weight-asian="bold" style:font-weight-complex="bold"/>
    </style:style>
    <style:style style:name="T9" style:family="text">
      <style:text-properties fo:font-variant="normal" fo:text-transform="none" fo:color="#c9211e" loext:opacity="100%" style:font-name="quote-cjk-patch" fo:font-size="12pt" fo:letter-spacing="normal" fo:font-style="normal" fo:font-weight="bold"/>
    </style:style>
    <style:style style:name="T10" style:family="text">
      <style:text-properties fo:font-variant="normal" fo:text-transform="none" fo:color="#c9211e" loext:opacity="100%" style:font-name="quote-cjk-patch" fo:font-size="12pt" fo:letter-spacing="normal" fo:font-style="normal" fo:font-weight="normal"/>
    </style:style>
    <style:style style:name="T11" style:family="text">
      <style:text-properties fo:font-variant="normal" fo:text-transform="none" fo:color="#c9211e" loext:opacity="100%" style:font-name="Menlo" fo:font-size="12pt" fo:letter-spacing="normal" fo:font-style="normal" fo:font-weight="bold" fo:background-color="#424242" loext:char-shading-value="0" loext:padding="0cm" loext:border="none"/>
    </style:style>
    <style:style style:name="T12" style:family="text">
      <style:text-properties fo:font-variant="normal" fo:text-transform="none" fo:color="#224b12" loext:opacity="100%" style:font-name="quote-cjk-patch" fo:font-size="12pt" fo:letter-spacing="normal" fo:font-style="normal" fo:font-weight="bold" fo:background-color="transparent" loext:char-shading-value="0"/>
    </style:style>
    <style:style style:name="T13" style:family="text">
      <style:text-properties fo:font-variant="normal" fo:text-transform="none" fo:color="#224b12" loext:opacity="100%" style:font-name="quote-cjk-patch" fo:font-size="12pt" fo:letter-spacing="normal" fo:font-style="normal" fo:font-weight="normal" fo:background-color="transparent" loext:char-shading-value="0"/>
    </style:style>
    <style:style style:name="T14" style:family="text">
      <style:text-properties fo:font-variant="normal" fo:text-transform="none" fo:color="#224b12" loext:opacity="100%" fo:letter-spacing="normal" fo:background-color="transparent" loext:char-shading-value="0"/>
    </style:style>
    <style:style style:name="T15" style:family="text">
      <style:text-properties fo:font-weight="normal" officeooo:rsid="007af980" style:font-weight-asian="normal" style:font-weight-complex="normal"/>
    </style:style>
    <style:style style:name="T16" style:family="text">
      <style:text-properties officeooo:rsid="008618d9"/>
    </style:style>
    <style:style style:name="T17" style:family="text">
      <style:text-properties officeooo:rsid="0089797a"/>
    </style:style>
    <style:style style:name="T18" style:family="text">
      <style:text-properties style:font-name="Menlo" fo:font-size="12pt" fo:font-style="normal" fo:font-weight="normal"/>
    </style:style>
    <style:style style:name="T19" style:family="text">
      <style:text-properties officeooo:rsid="008b4cb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22">
      <text:list-level-style-number text:level="1" text:style-name="Numbering_20_Symbols" loext:num-list-format="%1%." style:num-suffix="." style:num-format="1">
        <style:list-level-properties text:space-before="0.318cm"/>
      </text:list-level-style-number>
      <text:list-level-style-bullet text:level="2" text:style-name="Bullet_20_Symbols" loext:num-list-format="%2%." style:num-suffix="." text:bullet-char="•">
        <style:list-level-properties text:space-before="1.568cm"/>
      </text:list-level-style-bullet>
      <text:list-level-style-bullet text:level="3" text:style-name="Bullet_20_Symbols" loext:num-list-format="%3%." style:num-suffix="." text:bullet-char="•">
        <style:list-level-properties text:space-before="2.81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Relatório: <text:span text:style-name="T15">A</text:span></text:h>
      <text:p text:style-name="P26"><text:span text:style-name="T8">Aluno: </text:span><text:span text:style-name="T7">Cristovão Lacerda Cronje</text:span></text:p>
      <text:p text:style-name="P3"/>
      <text:p text:style-name="P4">Fazer isso entre 2 nós do NPAD, pedir uma cpu em cada no diferente no NPAD.<text:line-break/>Fazer o mesmo<text:span text:style-name="T16">(tarefa 14)</text:span></text:p>
      <text:p text:style-name="P4"/>
      <text:p text:style-name="P6">Programação em memoria distirbuida:</text:p>
      <text:p text:style-name="P5">Tarefa 15:<text:line-break/>Comunicação ponto a ponto não bloqueante:</text:p>
      <text:list xml:id="list126599966" text:style-name="L1">
        <text:list-item>
          <text:p text:style-name="P49">Escondendo latencia com sobreposicao de computacao e comunicacao</text:p>
        </text:list-item>
        <text:list-item>
          <text:p text:style-name="P49">Criação de MPI_Request: MPI_Isend | MPI_Irecv</text:p>
        </text:list-item>
        <text:list-item>
          <text:p text:style-name="P49">Consumir MPI_Request: MPI_Wait | MPI_Test</text:p>
        </text:list-item>
      </text:list>
      <text:p text:style-name="P5"/>
      <text:p text:style-name="P6">Tarefa implemente uma simulacao de difusao de calor em uma barra 1D, dividida entre dois ou mais processos MI. Cada processo deve simular um trecho da barra com celulas extras para troca de fbordas com vizinhos. Implemente tres versoes:<text:line-break/>1) com MPI_send/ MPI_Recv</text:p>
      <text:p text:style-name="P6">2)outra com MPI_Isend <text:s/>/ MPI_Irecv e MPI_Wait</text:p>
      <text:p text:style-name="P6">3) terceira com <text:s/>MPI_test.</text:p>
      <text:p text:style-name="P7">Conceito de celulas fantasma: dado armazenado <text:s/>localmente que e dado do vizinho) e Halo(envia seu dado para vizinho para ecolocar na celula fantasma dele, esse dado chama de Halo ou aureola)</text:p>
      <text:p text:style-name="P6">Para <text:span text:style-name="T17">atualizar os pontos internos enquanto enquanto aguarda a comunicação. Compare os tempos de execucao e discuta os ganhos com sobreposicao de comunicacao e computacao.</text:span></text:p>
      <text:p text:style-name="P6"/>
      <text:p text:style-name="P7">OBS:. Precisa ter duas “barrar”, a atual e anterior. Vai ter o laco do tempo e outro laco da dimensao de x. no final do laco, troca o ponteiro atual para trocas com a barra anterior.<text:line-break/><text:line-break/><text:span text:style-name="T19">Paralelizacao e explicita e por troca de mensagem.</text:span></text:p>
      <text:p text:style-name="P15"/>
      <text:h text:style-name="P9" text:outline-level="1">Simulação de Difusão de Calor 1D com MPI</text:h>
      <text:p text:style-name="P13">Vou implementar uma simulação de difusão de calor em uma barra 1D usando três abordagens de comunicação diferentes em MPI. O problema será dividido <text:soft-page-break/>entre processos, cada um responsável por uma seção da barra, com células fantasmas (ghost cells) para troca de informações com os vizinhos.</text:p>
      <text:h text:style-name="P10" text:outline-level="2">Conceitos Chave:</text:h>
      <text:list xml:id="list4062394218" text:style-name="L2">
        <text:list-item>
          <text:p text:style-name="P71"><text:span text:style-name="Strong_20_Emphasis"><text:span text:style-name="T9">Células Fantasma</text:span></text:span><text:span text:style-name="T10">: Extensão do domínio local que armazena dados dos vizinhos</text:span></text:p>
        </text:list-item>
        <text:list-item>
          <text:p text:style-name="P71"><text:span text:style-name="Strong_20_Emphasis"><text:span text:style-name="T9">Halo/Auréola</text:span></text:span><text:span text:style-name="T10">: Dados enviados para os vizinhos que serão armazenados em suas células fantasmas</text:span></text:p>
        </text:list-item>
        <text:list-item>
          <text:p text:style-name="P71"><text:span text:style-name="Strong_20_Emphasis"><text:span text:style-name="T9">Sobreposição</text:span></text:span><text:span text:style-name="T10">: Realizar computação enquanto a comunicação ocorre em segundo plano</text:span></text:p>
        </text:list-item>
      </text:list>
      <text:p text:style-name="P16"/>
      <text:p text:style-name="P16"/>
      <text:h text:style-name="P11" text:outline-level="2">Análise das Implementações</text:h>
      <text:h text:style-name="P12" text:outline-level="3">1. Versão Bloqueante (MPI_Send/MPI_Recv)</text:h>
      <text:list xml:id="list260579100" text:style-name="L3">
        <text:list-item>
          <text:p text:style-name="P72"><text:span text:style-name="Strong_20_Emphasis"><text:span text:style-name="T9">Funcionamento</text:span></text:span><text:span text:style-name="T10">: Cada comunicação espera ser completada antes de continuar</text:span></text:p>
        </text:list-item>
        <text:list-item>
          <text:p text:style-name="P72"><text:span text:style-name="Strong_20_Emphasis"><text:span text:style-name="T9">Vantagem</text:span></text:span><text:span text:style-name="T10">: Simplicidade de implementação</text:span></text:p>
        </text:list-item>
        <text:list-item>
          <text:p text:style-name="P72"><text:span text:style-name="Strong_20_Emphasis"><text:span text:style-name="T9">Desvantagem</text:span></text:span><text:span text:style-name="T10">: Tempo ocioso durante a comunicação</text:span></text:p>
        </text:list-item>
      </text:list>
      <text:h text:style-name="P12" text:outline-level="3">2. Versão Não Bloqueante com MPI_Wait</text:h>
      <text:list xml:id="list3451014256" text:style-name="L4">
        <text:list-item>
          <text:p text:style-name="P73"><text:span text:style-name="Strong_20_Emphasis"><text:span text:style-name="T9">Funcionamento</text:span></text:span><text:span text:style-name="T10">: Inicia comunicações e realiza computação interna antes de esperar</text:span></text:p>
        </text:list-item>
        <text:list-item>
          <text:p text:style-name="P73"><text:span text:style-name="Strong_20_Emphasis"><text:span text:style-name="T9">Vantagem</text:span></text:span><text:span text:style-name="T10">: Sobreposição parcial de comunicação e computação</text:span></text:p>
        </text:list-item>
        <text:list-item>
          <text:p text:style-name="P73"><text:span text:style-name="Strong_20_Emphasis"><text:span text:style-name="T9">Desvantagem</text:span></text:span><text:span text:style-name="T10">: Ainda precisa esperar no final para atualizar as bordas</text:span></text:p>
        </text:list-item>
      </text:list>
      <text:h text:style-name="P12" text:outline-level="3">3. Versão Não Bloqueante com MPI_Test</text:h>
      <text:list xml:id="list1438013842" text:style-name="L5">
        <text:list-item>
          <text:p text:style-name="P74"><text:span text:style-name="Strong_20_Emphasis"><text:span text:style-name="T9">Funcionamento</text:span></text:span><text:span text:style-name="T10">: Verifica periodicamente se a comunicação foi concluída</text:span></text:p>
        </text:list-item>
        <text:list-item>
          <text:p text:style-name="P74"><text:span text:style-name="Strong_20_Emphasis"><text:span text:style-name="T9">Vantagem</text:span></text:span><text:span text:style-name="T10">: Máxima sobreposição possível</text:span></text:p>
        </text:list-item>
        <text:list-item>
          <text:p text:style-name="P74"><text:span text:style-name="Strong_20_Emphasis"><text:span text:style-name="T9">Desvantagem</text:span></text:span><text:span text:style-name="T10">: Maior complexidade de implementação</text:span></text:p>
        </text:list-item>
      </text:list>
      <text:h text:style-name="P10" text:outline-level="2"><text:soft-page-break/>Resultados Esperados</text:h>
      <text:p text:style-name="P39"><text:span text:style-name="T10">A versão não bloqueante com </text:span><text:span text:style-name="Source_20_Text"><text:span text:style-name="T11">MPI_Test</text:span></text:span><text:span text:style-name="T10"> deve apresentar o melhor desempenho, seguida pela versão com </text:span><text:span text:style-name="Source_20_Text"><text:span text:style-name="T11">MPI_Wait</text:span></text:span><text:span text:style-name="T10">, e finalmente a versão bloqueante. Os ganhos serão mais significativos em:</text:span></text:p>
      <text:list xml:id="list2164891379" text:style-name="L6">
        <text:list-item>
          <text:p text:style-name="P53">Sistemas com alta latência de rede</text:p>
        </text:list-item>
        <text:list-item>
          <text:p text:style-name="P53">Problemas com maior razão computação/comunicação</text:p>
        </text:list-item>
        <text:list-item>
          <text:p text:style-name="P53">Quando o tamanho do halo é pequeno comparado ao domínio local</text:p>
        </text:list-item>
      </text:list>
      <text:h text:style-name="P10" text:outline-level="2">Compilação e Execução</text:h>
      <text:p text:style-name="P13">Para compilar e executar:</text:p>
      <text:p text:style-name="P29">bash</text:p>
      <text:p text:style-name="P30">Copy</text:p>
      <text:p text:style-name="P31">Download</text:p>
      <text:p text:style-name="P27">mpicc heat_diffusion_mpi.c -o heat_diffusion -lm</text:p>
      <text:p text:style-name="P28">mpirun -np 4 ./heat_diffusion</text:p>
      <text:p text:style-name="P14">Este código fornece uma base completa para comparar as diferentes abordagens de comunicação em MPI, demonstrando claramente os benefícios da sobreposição de comunicação e computação.</text:p>
      <text:p text:style-name="P22"/>
      <text:h text:style-name="P17" text:outline-level="1">Análise Aprofundada das Implementações de Difusão de Calor com MPI</text:h>
      <text:p text:style-name="P20">Vamos explorar detalhadamente cada abordagem, usando analogias do mundo real para facilitar o entendimento, e analisar os resultados esperados de forma clara.</text:p>
      <text:h text:style-name="P18" text:outline-level="2">1. Versão Bloqueante: Como uma Linha de Montagem Tradicional</text:h>
      <text:p text:style-name="P39"><text:span text:style-name="Strong_20_Emphasis"><text:span text:style-name="T12">Funcionamento:</text:span></text:span></text:p>
      <text:list xml:id="list166527139" text:style-name="L7">
        <text:list-item>
          <text:p text:style-name="P54"><text:soft-page-break/>Imagine uma linha de montagem onde cada trabalhador (processo) precisa receber uma peça do trabalhador anterior antes de começar seu trabalho.</text:p>
        </text:list-item>
        <text:list-item>
          <text:p text:style-name="P55">No código, isso se traduz como:</text:p>
          <text:p text:style-name="P65">c</text:p>
          <text:p text:style-name="P68">Copy</text:p>
          <text:p text:style-name="P68">Download</text:p>
          <text:p text:style-name="P40">MPI_Send(dados_para_vizinho); // Espera até o vizinho receber</text:p>
          <text:p text:style-name="P41">MPI_Recv(dados_do_vizinho); <text:s text:c="2"/>// Espera até receber os dados</text:p>
        </text:list-item>
      </text:list>
      <text:p text:style-name="P39"><text:span text:style-name="Strong_20_Emphasis"><text:span text:style-name="T12">Problema Principal:</text:span></text:span></text:p>
      <text:list xml:id="list3908914455" text:style-name="L8">
        <text:list-item>
          <text:p text:style-name="P75"><text:span text:style-name="T14">⏳ </text:span><text:span text:style-name="Strong_20_Emphasis"><text:span text:style-name="T12">Tempo de Espera</text:span></text:span><text:span text:style-name="T13">: Assim como um trabalhador fica ocioso esperando a peça chegar, o processo MPI fica parado durante toda a comunicação.</text:span></text:p>
        </text:list-item>
      </text:list>
      <text:p text:style-name="P39"><text:span text:style-name="Strong_20_Emphasis"><text:span text:style-name="T12">Exemplo Prático:</text:span></text:span></text:p>
      <text:list xml:id="list3486500891" text:style-name="L9">
        <text:list-item>
          <text:p text:style-name="P56">Se a comunicação leva 0.1s e o cálculo leva 0.15s:</text:p>
          <text:list>
            <text:list-item>
              <text:p text:style-name="P57">Tempo total por iteração = 0.1s (envio) + 0.1s (recebimento) + 0.15s (cálculo) = 0.35s</text:p>
            </text:list-item>
          </text:list>
        </text:list-item>
      </text:list>
      <text:h text:style-name="P18" text:outline-level="2">2. Versão Não Bloqueante com MPI_Wait: Como um Chef Cozinheiro Esperto</text:h>
      <text:p text:style-name="P39"><text:span text:style-name="Strong_20_Emphasis"><text:span text:style-name="T12">Funcionamento:</text:span></text:span></text:p>
      <text:list xml:id="list3278394475" text:style-name="L10">
        <text:list-item>
          <text:p text:style-name="P58">Imagine um chef que coloca um bolo no forno e enquanto espera, começa a preparar o próximo prato.</text:p>
        </text:list-item>
        <text:list-item>
          <text:p text:style-name="P59">No código:</text:p>
          <text:p text:style-name="P66">c</text:p>
          <text:p text:style-name="P69">Copy</text:p>
          <text:p text:style-name="P69">Download</text:p>
          <text:p text:style-name="P42">MPI_Isend(inicia_envio); // Começa a enviar e continua</text:p>
          <text:p text:style-name="P43">MPI_Irecv(inicia_recebimento); // Começa a receber e continua</text:p>
          <text:p text:style-name="P47"/>
          <text:p text:style-name="P43">// Enquanto a comunicação ocorre, faz cálculos internos</text:p>
          <text:p text:style-name="P43">calcular_pontos_internos();</text:p>
          <text:p text:style-name="P47"/>
          <text:p text:style-name="P43">MPI_Wait(espera_comunicacao); // Só espera quando realmente necessário</text:p>
        </text:list-item>
      </text:list>
      <text:p text:style-name="P39"><text:span text:style-name="Strong_20_Emphasis"><text:span text:style-name="T12">Vantagem Chave:</text:span></text:span></text:p>
      <text:list xml:id="list725115972" text:style-name="L11">
        <text:list-item>
          <text:p text:style-name="P76"><text:soft-page-break/><text:span text:style-name="T14">🔄 </text:span><text:span text:style-name="Strong_20_Emphasis"><text:span text:style-name="T12">Sobreposição Parcial</text:span></text:span><text:span text:style-name="T13">: Consegue aproveitar ~50-70% do tempo de comunicação para fazer cálculos úteis.</text:span></text:p>
        </text:list-item>
      </text:list>
      <text:p text:style-name="P39"><text:span text:style-name="Strong_20_Emphasis"><text:span text:style-name="T12">Melhoria no Exemplo:</text:span></text:span></text:p>
      <text:list xml:id="list760937289" text:style-name="L12">
        <text:list-item>
          <text:p text:style-name="P60">Comunicação: 0.1s (ocorrendo em paralelo)</text:p>
        </text:list-item>
        <text:list-item>
          <text:p text:style-name="P60">Cálculos internos: 0.1s (feitos durante comunicação)</text:p>
        </text:list-item>
        <text:list-item>
          <text:p text:style-name="P60">Cálculos de borda: 0.05s (após comunicação)</text:p>
        </text:list-item>
        <text:list-item>
          <text:p text:style-name="P60">Tempo total por iteração ≈ 0.25s (economia de ~29%)</text:p>
        </text:list-item>
      </text:list>
      <text:h text:style-name="P18" text:outline-level="2">3. Versão Não Bloqueante com MPI_Test: Como um Jogador Profissional de Xadrez</text:h>
      <text:p text:style-name="P39"><text:span text:style-name="Strong_20_Emphasis"><text:span text:style-name="T12">Funcionamento:</text:span></text:span></text:p>
      <text:list xml:id="list2770725104" text:style-name="L13">
        <text:list-item>
          <text:p text:style-name="P61">Imagine um jogador de xadrez que faz sua jogada, verifica rapidamente se o oponente respondeu, e enquanto não responde, planeja estratégias.</text:p>
        </text:list-item>
        <text:list-item>
          <text:p text:style-name="P62">No código:</text:p>
          <text:p text:style-name="P67">c</text:p>
          <text:p text:style-name="P70">Copy</text:p>
          <text:p text:style-name="P70">Download</text:p>
          <text:p text:style-name="P44">MPI_Isend(inicia_envio);</text:p>
          <text:p text:style-name="P45">MPI_Irecv(inicia_recebimento);</text:p>
          <text:p text:style-name="P48"/>
          <text:p text:style-name="P45">while(!comunicação_concluída) {</text:p>
          <text:p text:style-name="P46"><text:s text:c="4"/><text:span text:style-name="T18">calcular_pedaço_dos_pontos_internos();</text:span></text:p>
          <text:p text:style-name="P46"><text:s text:c="4"/><text:span text:style-name="T18">MPI_Test(verifica_se_comunicação_pronta); // Verificação não bloqueante</text:span></text:p>
          <text:p text:style-name="P45">}</text:p>
        </text:list-item>
      </text:list>
      <text:p text:style-name="P39"><text:span text:style-name="Strong_20_Emphasis"><text:span text:style-name="T12">Vantagem Máxima:</text:span></text:span></text:p>
      <text:list xml:id="list1901917488" text:style-name="L14">
        <text:list-item>
          <text:p text:style-name="P77"><text:span text:style-name="T14">⚡ </text:span><text:span text:style-name="Strong_20_Emphasis"><text:span text:style-name="T12">Aproveitamento de 90-95%</text:span></text:span><text:span text:style-name="T13"> do tempo de comunicação para cálculos.</text:span></text:p>
        </text:list-item>
        <text:list-item>
          <text:p text:style-name="P63">Ajusta dinamicamente quanto cálculo fazer entre verificações.</text:p>
        </text:list-item>
      </text:list>
      <text:p text:style-name="P39"><text:span text:style-name="Strong_20_Emphasis"><text:span text:style-name="T12">No Nosso Exemplo:</text:span></text:span></text:p>
      <text:list xml:id="list934921863" text:style-name="L15">
        <text:list-item>
          <text:p text:style-name="P64">Comunicação: 0.1s (total, mas verificada a cada 0.02s)</text:p>
        </text:list-item>
        <text:list-item>
          <text:p text:style-name="P64">Cálculos: 0.14s durante comunicação + 0.01s final</text:p>
        </text:list-item>
        <text:list-item>
          <text:p text:style-name="P64">Tempo total por iteração ≈ 0.21s (economia de ~40%)</text:p>
        </text:list-item>
      </text:list>
      <text:h text:style-name="P18" text:outline-level="2"><text:soft-page-break/>Tabela Comparativa de Desempenho</text:h>
      <table:table table:name="Tabela4" table:style-name="Tabela4">
        <table:table-column table:style-name="Tabela4.A"/>
        <table:table-column table:style-name="Tabela4.B"/>
        <table:table-column table:style-name="Tabela4.C"/>
        <table:table-column table:style-name="Tabela4.D"/>
        <table:table-header-rows>
          <table:table-row>
            <table:table-cell table:style-name="Tabela4.A1" office:value-type="string">
              <text:p text:style-name="P36">Método</text:p>
            </table:table-cell>
            <table:table-cell table:style-name="Tabela4.A1" office:value-type="string">
              <text:p text:style-name="P36">Tempo/Iteração</text:p>
            </table:table-cell>
            <table:table-cell table:style-name="Tabela4.A1" office:value-type="string">
              <text:p text:style-name="P36">Ganho vs Bloqueante</text:p>
            </table:table-cell>
            <table:table-cell table:style-name="Tabela4.A1" office:value-type="string">
              <text:p text:style-name="P36">Complexidade</text:p>
            </table:table-cell>
          </table:table-row>
        </table:table-header-rows>
        <table:table-row>
          <table:table-cell table:style-name="Tabela4.A2" office:value-type="string">
            <text:p text:style-name="P35">Bloqueante</text:p>
          </table:table-cell>
          <table:table-cell table:style-name="Tabela4.A2" office:value-type="string">
            <text:p text:style-name="P35">0.35s</text:p>
          </table:table-cell>
          <table:table-cell table:style-name="Tabela4.A2" office:value-type="string">
            <text:p text:style-name="P35">0% (base)</text:p>
          </table:table-cell>
          <table:table-cell table:style-name="Tabela4.A2" office:value-type="string">
            <text:p text:style-name="P32">★☆☆☆☆</text:p>
          </table:table-cell>
        </table:table-row>
        <table:table-row>
          <table:table-cell table:style-name="Tabela4.A2" office:value-type="string">
            <text:p text:style-name="P35">Não Bloqueante (Wait)</text:p>
          </table:table-cell>
          <table:table-cell table:style-name="Tabela4.A2" office:value-type="string">
            <text:p text:style-name="P35">0.25s</text:p>
          </table:table-cell>
          <table:table-cell table:style-name="Tabela4.A2" office:value-type="string">
            <text:p text:style-name="P35">~29% mais rápido</text:p>
          </table:table-cell>
          <table:table-cell table:style-name="Tabela4.A2" office:value-type="string">
            <text:p text:style-name="P32">★★★☆☆</text:p>
          </table:table-cell>
        </table:table-row>
        <table:table-row>
          <table:table-cell table:style-name="Tabela4.A2" office:value-type="string">
            <text:p text:style-name="P35">Não Bloqueante (Test)</text:p>
          </table:table-cell>
          <table:table-cell table:style-name="Tabela4.A2" office:value-type="string">
            <text:p text:style-name="P35">0.21s</text:p>
          </table:table-cell>
          <table:table-cell table:style-name="Tabela4.A2" office:value-type="string">
            <text:p text:style-name="P35">~40% mais rápido</text:p>
          </table:table-cell>
          <table:table-cell table:style-name="Tabela4.A2" office:value-type="string">
            <text:p text:style-name="P32">★★★★★</text:p>
          </table:table-cell>
        </table:table-row>
      </table:table>
      <text:h text:style-name="P18" text:outline-level="2">Quando Cada Método é Mais Eficaz?</text:h>
      <text:h text:style-name="P19" text:outline-level="3">1. Sistemas com Alta Latência (Redes Lentas)</text:h>
      <text:list xml:id="list3734726045" text:style-name="L16">
        <text:list-item>
          <text:p text:style-name="P78"><text:span text:style-name="Strong_20_Emphasis"><text:span text:style-name="T12">Exemplo</text:span></text:span><text:span text:style-name="T13">: Cluster com processos em máquinas diferentes</text:span></text:p>
        </text:list-item>
        <text:list-item>
          <text:p text:style-name="P78"><text:span text:style-name="Strong_20_Emphasis"><text:span text:style-name="T12">Melhor Método</text:span></text:span><text:span text:style-name="T13">: Não bloqueante com MPI_Test</text:span></text:p>
        </text:list-item>
        <text:list-item>
          <text:p text:style-name="P78"><text:span text:style-name="Strong_20_Emphasis"><text:span text:style-name="T12">Porque</text:span></text:span><text:span text:style-name="T13">: A latência alta (tempo para iniciar comunicação) é melhor "escondida" pelo cálculo</text:span></text:p>
        </text:list-item>
      </text:list>
      <text:h text:style-name="P19" text:outline-level="3">2. Problemas com Muito Cálculo vs Pouca Comunicação</text:h>
      <text:list xml:id="list3229183596" text:style-name="L17">
        <text:list-item>
          <text:p text:style-name="P79"><text:span text:style-name="Strong_20_Emphasis"><text:span text:style-name="T12">Exemplo</text:span></text:span><text:span text:style-name="T13">: Simulações com física complexa em cada célula</text:span></text:p>
        </text:list-item>
        <text:list-item>
          <text:p text:style-name="P79"><text:span text:style-name="Strong_20_Emphasis"><text:span text:style-name="T12">Melhor Método</text:span></text:span><text:span text:style-name="T13">: Não bloqueante com MPI_Wait</text:span></text:p>
        </text:list-item>
        <text:list-item>
          <text:p text:style-name="P79"><text:span text:style-name="Strong_20_Emphasis"><text:span text:style-name="T12">Porque</text:span></text:span><text:span text:style-name="T13">: O tempo extra de implementar MPI_Test não compensa pelo ganho pequeno</text:span></text:p>
        </text:list-item>
      </text:list>
      <text:h text:style-name="P19" text:outline-level="3">3. Quando o Halo é Pequeno</text:h>
      <text:list xml:id="list1719904290" text:style-name="L18">
        <text:list-item>
          <text:p text:style-name="P80"><text:span text:style-name="Strong_20_Emphasis"><text:span text:style-name="T12">Exemplo</text:span></text:span><text:span text:style-name="T13">: Barra 1D com apenas 1 célula fantasma de cada lado</text:span></text:p>
        </text:list-item>
        <text:list-item>
          <text:p text:style-name="P80"><text:span text:style-name="Strong_20_Emphasis"><text:span text:style-name="T12">Melhor Método</text:span></text:span><text:span text:style-name="T13">: Qualquer não bloqueante</text:span></text:p>
        </text:list-item>
        <text:list-item>
          <text:p text:style-name="P80"><text:span text:style-name="Strong_20_Emphasis"><text:span text:style-name="T12">Porque</text:span></text:span><text:span text:style-name="T13">: A comunicação é rápida e a sobreposição é fácil</text:span></text:p>
        </text:list-item>
      </text:list>
      <text:h text:style-name="P18" text:outline-level="2">Gráfico de Comportamento Idealizado</text:h>
      <text:p text:style-name="P37">Copy</text:p>
      <text:p text:style-name="P38">Download</text:p>
      <text:p text:style-name="P33">Tempo por Iteração:</text:p>
      <text:p text:style-name="P34">|</text:p>
      <text:p text:style-name="P34">| Bloqueante: [---Comunicação---][---Cálculo---]</text:p>
      <text:p text:style-name="P34">|</text:p>
      <text:p text:style-name="P34">| Não Bloqueante Wait: [---Comunicação---]</text:p>
      <text:p text:style-name="P34"><text:soft-page-break/>| <text:s text:c="21"/>[---Cálculo---][Borda]</text:p>
      <text:p text:style-name="P34">|</text:p>
      <text:p text:style-name="P34">| Não Bloqueante Test: [---Comunicação---]</text:p>
      <text:p text:style-name="P34">| <text:s text:c="2"/>[Cálculo][Verif][Cálculo][Verif][Cálculo][Borda]</text:p>
      <text:p text:style-name="P34">|</text:p>
      <text:p text:style-name="P34">0---------------------------------------------&gt; Tempo</text:p>
      <text:h text:style-name="P18" text:outline-level="2">Dicas Práticas para Implementação</text:h>
      <text:list xml:id="list3365938684" text:style-name="L19">
        <text:list-item>
          <text:p text:style-name="P81"><text:span text:style-name="Strong_20_Emphasis"><text:span text:style-name="T12">Comece pelo Bloqueante</text:span></text:span><text:span text:style-name="T13">: Implemente e teste primeiro a versão simples</text:span></text:p>
        </text:list-item>
        <text:list-item>
          <text:p text:style-name="P81"><text:span text:style-name="Strong_20_Emphasis"><text:span text:style-name="T12">Adicione MPI_Wait</text:span></text:span><text:span text:style-name="T13">: Transforme em não bloqueante gradualmente</text:span></text:p>
        </text:list-item>
        <text:list-item>
          <text:p text:style-name="P81"><text:span text:style-name="Strong_20_Emphasis"><text:span text:style-name="T12">Otimize com MPI_Test</text:span></text:span><text:span text:style-name="T13">: Só quando necessário para ganhos extras</text:span></text:p>
        </text:list-item>
        <text:list-item>
          <text:p text:style-name="P81"><text:span text:style-name="Strong_20_Emphasis"><text:span text:style-name="T12">Balanceie Verificações</text:span></text:span><text:span text:style-name="T13">: No MPI_Test, verifique a cada 50-100 iterações internas</text:span></text:p>
        </text:list-item>
      </text:list>
      <text:h text:style-name="P18" text:outline-level="2">Conclusão</text:h>
      <text:p text:style-name="P20">A escolha do método depende do tradeoff entre:</text:p>
      <text:list xml:id="list2460910425" text:style-name="L20">
        <text:list-item>
          <text:p text:style-name="P82"><text:span text:style-name="Strong_20_Emphasis"><text:span text:style-name="T12">Velocidade</text:span></text:span><text:span text:style-name="T13"> (MPI_Test é o mais rápido)</text:span></text:p>
        </text:list-item>
        <text:list-item>
          <text:p text:style-name="P82"><text:span text:style-name="Strong_20_Emphasis"><text:span text:style-name="T12">Simplicidade</text:span></text:span><text:span text:style-name="T13"> (Bloqueante é o mais fácil)</text:span></text:p>
        </text:list-item>
        <text:list-item>
          <text:p text:style-name="P82"><text:span text:style-name="Strong_20_Emphasis"><text:span text:style-name="T12">Manutenibilidade</text:span></text:span><text:span text:style-name="T13"> (MPI_Wait é um bom meio-termo)</text:span></text:p>
        </text:list-item>
      </text:list>
      <text:p text:style-name="P21">Para projetos reais, a versão com MPI_Wait geralmente oferece o melhor equilíbrio entre desempenho e complexidade de código.</text:p>
      <text:p text:style-name="P22"/>
      <text:p text:style-name="P22"/>
      <text:p text:style-name="P22"/>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51">Claro! Vamos explicar detalhadamente <text:span text:style-name="Strong_20_Emphasis">cada cláusula e conceito usado no relatório</text:span>, focando especialmente na seção <text:span text:style-name="Strong_20_Emphasis">Metodologia</text:span> e <text:span text:style-name="Strong_20_Emphasis">Código</text:span>, onde há termos e construções importantes para entender bem os testes com MPI (Message Passing Interface).</text:p>
      <text:p text:style-name="Horizontal_20_Line"/>
      <text:h text:style-name="Heading_20_2" text:outline-level="2">🔍 <text:span text:style-name="Strong_20_Emphasis">Explicação Detalhada das Cláusulas e Conceitos</text:span></text:h>
      <text:p text:style-name="Horizontal_20_Line"/>
      <text:h text:style-name="Heading_20_3" text:outline-level="3">🧩 1. <text:span text:style-name="Strong_20_Emphasis"><text:span text:style-name="Source_20_Text">MPI_Send</text:span></text:span><text:span text:style-name="Strong_20_Emphasis"> e </text:span><text:span text:style-name="Strong_20_Emphasis"><text:span text:style-name="Source_20_Text">MPI_Recv</text:span></text:span></text:h>
      <text:p text:style-name="Text_20_body">Essas são as funções <text:span text:style-name="Strong_20_Emphasis">bloqueantes básicas de envio e recepção</text:span> de mensagens:</text:p>
      <text:list xml:id="list2400709797" text:style-name="L23">
        <text:list-item>
          <text:p text:style-name="P85"><text:span text:style-name="Strong_20_Emphasis"><text:span text:style-name="Source_20_Text">MPI_Send</text:span></text:span>: envia uma mensagem de um processo para outro.<text:line-break/>➤ O processo <text:span text:style-name="Strong_20_Emphasis">só continua depois que os dados são copiados para o buffer de envio do MPI</text:span> (e o receptor estiver pronto).</text:p>
        </text:list-item>
        <text:list-item>
          <text:p text:style-name="P85"><text:span text:style-name="Strong_20_Emphasis"><text:span text:style-name="Source_20_Text">MPI_Recv</text:span></text:span>: recebe uma mensagem.<text:line-break/>➤ O processo <text:span text:style-name="Strong_20_Emphasis">fica esperando até que a mensagem chegue</text:span>.</text:p>
        </text:list-item>
      </text:list>
      <text:p text:style-name="Text_20_body">🔒 <text:span text:style-name="Strong_20_Emphasis">Bloqueantes</text:span>: o processo <text:span text:style-name="Strong_20_Emphasis">espera a comunicação acabar antes de continuar</text:span> a computação. Isso pode causar lentidão quando há muita troca de mensagens.</text:p>
      <text:p text:style-name="Horizontal_20_Line"/>
      <text:h text:style-name="Heading_20_3" text:outline-level="3">⚡ 2. <text:span text:style-name="Strong_20_Emphasis"><text:span text:style-name="Source_20_Text">MPI_Isend</text:span></text:span><text:span text:style-name="Strong_20_Emphasis"> e </text:span><text:span text:style-name="Strong_20_Emphasis"><text:span text:style-name="Source_20_Text">MPI_Irecv</text:span></text:span></text:h>
      <text:p text:style-name="Text_20_body">Essas são as versões <text:span text:style-name="Strong_20_Emphasis">não bloqueantes</text:span> de <text:span text:style-name="Source_20_Text">Send</text:span> e <text:span text:style-name="Source_20_Text">Recv</text:span>:</text:p>
      <text:list xml:id="list2978542922" text:style-name="L24">
        <text:list-item>
          <text:p text:style-name="P86"><text:span text:style-name="Strong_20_Emphasis"><text:span text:style-name="Source_20_Text">MPI_Isend</text:span></text:span>: envia uma mensagem de forma <text:span text:style-name="Strong_20_Emphasis">assíncrona</text:span>, ou seja, <text:span text:style-name="Strong_20_Emphasis">não espera o envio terminar para continuar</text:span>.</text:p>
        </text:list-item>
        <text:list-item>
          <text:p text:style-name="P86"><text:span text:style-name="Strong_20_Emphasis"><text:span text:style-name="Source_20_Text">MPI_Irecv</text:span></text:span>: começa a receber uma mensagem, <text:span text:style-name="Strong_20_Emphasis">sem esperar que ela chegue por completo</text:span>.</text:p>
        </text:list-item>
      </text:list>
      <text:p text:style-name="Text_20_body">🔄 Usadas para <text:span text:style-name="Strong_20_Emphasis">sobrepor comunicação com computação</text:span>. No entanto, <text:span text:style-name="Strong_20_Emphasis">o programador precisa garantir que a comunicação finalize corretamente</text:span>, o que nos leva aos próximos dois comandos:</text:p>
      <text:p text:style-name="Horizontal_20_Line"/>
      <text:h text:style-name="Heading_20_3" text:outline-level="3">🕒 3. <text:span text:style-name="Strong_20_Emphasis"><text:span text:style-name="Source_20_Text">MPI_Wait</text:span></text:span></text:h>
      <text:list xml:id="list2002031219" text:style-name="L25">
        <text:list-item>
          <text:p text:style-name="P87">Espera uma operação assíncrona (como <text:span text:style-name="Source_20_Text">Isend</text:span> ou <text:span text:style-name="Source_20_Text">Irecv</text:span>) <text:span text:style-name="Strong_20_Emphasis">terminar antes de continuar</text:span>.</text:p>
        </text:list-item>
        <text:list-item>
          <text:p text:style-name="P87">Garante que a comunicação foi <text:span text:style-name="Strong_20_Emphasis">completada com sucesso</text:span>.</text:p>
        </text:list-item>
      </text:list>
      <text:p text:style-name="Text_20_body"><text:soft-page-break/>🔍 Normalmente usado <text:span text:style-name="Strong_20_Emphasis">após iniciar a comunicação não bloqueante</text:span>, para garantir que os dados foram realmente enviados/recebidos antes de usá-los.</text:p>
      <text:p text:style-name="Horizontal_20_Line"/>
      <text:h text:style-name="Heading_20_3" text:outline-level="3">⏱ 4. <text:span text:style-name="Strong_20_Emphasis"><text:span text:style-name="Source_20_Text">MPI_Test</text:span></text:span></text:h>
      <text:list xml:id="list1640504000" text:style-name="L26">
        <text:list-item>
          <text:p text:style-name="P88">Verifica <text:span text:style-name="Strong_20_Emphasis">de forma não bloqueante</text:span> se a comunicação já terminou.</text:p>
        </text:list-item>
        <text:list-item>
          <text:p text:style-name="P88">Retorna um <text:span text:style-name="Strong_20_Emphasis">valor booleano</text:span> (<text:span text:style-name="Source_20_Text">flag</text:span>) indicando se a operação foi concluída.</text:p>
        </text:list-item>
      </text:list>
      <text:p text:style-name="Text_20_body">🔁 Muito útil em <text:span text:style-name="Strong_20_Emphasis">loops onde você quer seguir computando enquanto a mensagem não chegou</text:span>. Permite <text:span text:style-name="Strong_20_Emphasis">checar várias vezes ao longo da computação se a mensagem já foi transmitida.</text:span></text:p>
      <text:p text:style-name="Horizontal_20_Line"/>
      <text:h text:style-name="Heading_20_3" text:outline-level="3">⛓ 5. <text:span text:style-name="Strong_20_Emphasis"><text:span text:style-name="Source_20_Text">MPI_Init</text:span></text:span><text:span text:style-name="Strong_20_Emphasis">, </text:span><text:span text:style-name="Strong_20_Emphasis"><text:span text:style-name="Source_20_Text">MPI_Comm_rank</text:span></text:span><text:span text:style-name="Strong_20_Emphasis">, </text:span><text:span text:style-name="Strong_20_Emphasis"><text:span text:style-name="Source_20_Text">MPI_Comm_size</text:span></text:span><text:span text:style-name="Strong_20_Emphasis">, </text:span><text:span text:style-name="Strong_20_Emphasis"><text:span text:style-name="Source_20_Text">MPI_Finalize</text:span></text:span></text:h>
      <text:p text:style-name="Text_20_body">Essas funções são comuns a <text:span text:style-name="Strong_20_Emphasis">todos os programas MPI</text:span>:</text:p>
      <text:list xml:id="list417907814" text:style-name="L27">
        <text:list-item>
          <text:p text:style-name="P89"><text:span text:style-name="Strong_20_Emphasis"><text:span text:style-name="Source_20_Text">MPI_Init</text:span></text:span>: inicializa o ambiente MPI. Deve ser chamado no início de qualquer programa MPI.</text:p>
        </text:list-item>
        <text:list-item>
          <text:p text:style-name="P89"><text:span text:style-name="Strong_20_Emphasis"><text:span text:style-name="Source_20_Text">MPI_Comm_rank</text:span></text:span>: retorna o <text:span text:style-name="Strong_20_Emphasis">identificador (rank)</text:span> do processo MPI atual. Ex: processo 0, 1, etc.</text:p>
        </text:list-item>
        <text:list-item>
          <text:p text:style-name="P89"><text:span text:style-name="Strong_20_Emphasis"><text:span text:style-name="Source_20_Text">MPI_Comm_size</text:span></text:span>: retorna o <text:span text:style-name="Strong_20_Emphasis">número total de processos</text:span> executando o programa.</text:p>
        </text:list-item>
        <text:list-item>
          <text:p text:style-name="P89"><text:span text:style-name="Strong_20_Emphasis"><text:span text:style-name="Source_20_Text">MPI_Finalize</text:span></text:span>: finaliza o ambiente MPI, <text:span text:style-name="Strong_20_Emphasis">obrigatório</text:span> no fim.</text:p>
        </text:list-item>
      </text:list>
      <text:p text:style-name="Horizontal_20_Line"/>
      <text:h text:style-name="Heading_20_3" text:outline-level="3">📦 6. <text:span text:style-name="Strong_20_Emphasis">Troca de Fronteiras (Vizinhos)</text:span></text:h>
      <text:p text:style-name="Text_20_body">Em simulações de calor 1D com divisão entre processos, cada processo cuida de uma parte da barra, e precisa da <text:span text:style-name="Strong_20_Emphasis">temperatura do vizinho à esquerda e à direita</text:span> para atualizar os extremos do seu pedaço.</text:p>
      <text:p text:style-name="Text_20_body">Por isso, cada processo:</text:p>
      <text:list xml:id="list547351555" text:style-name="L28">
        <text:list-item>
          <text:p text:style-name="P90">Envia sua borda <text:span text:style-name="Strong_20_Emphasis">direita</text:span> ao vizinho da direita</text:p>
        </text:list-item>
        <text:list-item>
          <text:p text:style-name="P90">Recebe a borda <text:span text:style-name="Strong_20_Emphasis">esquerda</text:span> do vizinho da direita</text:p>
        </text:list-item>
        <text:list-item>
          <text:p text:style-name="P90">E vice-versa.</text:p>
        </text:list-item>
      </text:list>
      <text:p text:style-name="Text_20_body">Isso cria a <text:span text:style-name="Strong_20_Emphasis">necessidade de comunicação entre processos MPI</text:span>, justificando o uso das técnicas comparadas.</text:p>
      <text:p text:style-name="Horizontal_20_Line"/>
      <text:h text:style-name="Heading_20_3" text:outline-level="3">📈 7. <text:span text:style-name="Strong_20_Emphasis">Medição de Tempo</text:span></text:h>
      <text:p text:style-name="Text_20_body">Usa-se geralmente <text:span text:style-name="Source_20_Text">MPI_Wtime()</text:span> para medir o tempo de execução em MPI.</text:p>
      <text:list xml:id="list650361738" text:style-name="L29">
        <text:list-item>
          <text:p text:style-name="P91"><text:span text:style-name="Strong_20_Emphasis">Tempo total</text:span>: quanto tempo o programa levou para rodar.</text:p>
        </text:list-item>
        <text:list-item>
          <text:p text:style-name="P91"><text:soft-page-break/><text:span text:style-name="Strong_20_Emphasis">Tempo de computação</text:span>: quanto tempo foi gasto atualizando a matriz/temperatura (sem contar comunicação).</text:p>
        </text:list-item>
        <text:list-item>
          <text:p text:style-name="P91"><text:span text:style-name="Strong_20_Emphasis">Tempo de comunicação</text:span>: quanto tempo foi gasto enviando/recebendo dados.</text:p>
        </text:list-item>
      </text:list>
      <text:p text:style-name="Horizontal_20_Line"/>
      <text:h text:style-name="Heading_20_2" text:outline-level="2">📊 Comparações e Ganhos</text:h>
      <text:list xml:id="list2145299937" text:style-name="L30">
        <text:list-item>
          <text:p text:style-name="P92">A <text:span text:style-name="Strong_20_Emphasis">versão com Wait</text:span> foi a mais eficiente, porque permite sobreposição parcial entre comunicação e computação.</text:p>
        </text:list-item>
        <text:list-item>
          <text:p text:style-name="P92">A versão com <text:span text:style-name="Source_20_Text">Test</text:span> pode ser <text:span text:style-name="Strong_20_Emphasis">ineficiente se o loop de verificação for muito pesado</text:span>, pois checa repetidamente se a comunicação terminou (isso pode gerar overhead).</text:p>
        </text:list-item>
        <text:list-item>
          <text:p text:style-name="P92">A versão <text:span text:style-name="Strong_20_Emphasis">bloqueante é mais simples</text:span>, mas força o processo a <text:span text:style-name="Strong_20_Emphasis">esperar</text:span> pela troca de dados, o que reduz o desempenho.</text:p>
        </text:list-item>
      </text:list>
      <text:p text:style-name="Horizontal_20_Line"/>
      <text:p text:style-name="Text_20_body">Se quiser, posso comentar linha por linha um dos códigos com base nessas explicações. Deseja isso?</text:p>
      <text:p text:style-name="P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Roboto Mono', 'Courier New', Courier, monospace, Inter,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style:font-face style:name="arial\" svg:font-family="arial\" style:font-family-generic="swiss"/>
    <style:font-face style:name="quote-cjk-patch" svg:font-family="quote-cjk-patch, Inter, system-ui, apple-system, BlinkMacSystemFont, 'Segoe UI', Roboto, 'Noto Sans', Ubuntu, Cantarell, 'Helvetica Neue', Oxygen, 'Open Sans',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9:12:20.683760970</meta:creation-date>
    <meta:generator>LibreOffice/7.3.7.2$Linux_X86_64 LibreOffice_project/30$Build-2</meta:generator>
    <dc:date>2025-06-12T17:11:50.206686120</dc:date>
    <meta:editing-duration>P1DT5H19M25S</meta:editing-duration>
    <meta:editing-cycles>49</meta:editing-cycles>
    <meta:document-statistic meta:table-count="1" meta:image-count="0" meta:object-count="0" meta:page-count="10" meta:paragraph-count="202" meta:word-count="1747" meta:character-count="11167" meta:non-whitespace-character-count="9692"/>
  </office:meta>
</office:document-meta>
</file>